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ext-properties fo:color="#cc00cc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color="#996600"/>
    </style:style>
    <style:style style:name="ce6" style:family="table-cell" style:parent-style-name="Default">
      <style:text-properties fo:color="#009933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ffff66"/>
      <style:text-properties fo:font-weight="bold" style:font-weight-asian="bold" style:font-weight-complex="bold"/>
    </style:style>
    <style:style style:name="ce25" style:family="table-cell" style:parent-style-name="Default" style:data-style-name="N122"/>
    <style:style style:name="ce26" style:family="table-cell" style:parent-style-name="Default" style:data-style-name="N122">
      <style:text-properties fo:color="#cc00cc"/>
    </style:style>
    <style:style style:name="ce27" style:family="table-cell" style:parent-style-name="Default" style:data-style-name="N122">
      <style:text-properties fo:color="#0000cc"/>
    </style:style>
    <style:style style:name="ce28" style:family="table-cell" style:parent-style-name="Default" style:data-style-name="N121">
      <style:table-cell-properties fo:background-color="#99ff99"/>
      <style:text-properties fo:font-weight="bold" style:font-weight-asian="bold" style:font-weight-complex="bold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 style:data-style-name="N121">
      <style:table-cell-properties fo:background-color="#ff99ff"/>
      <style:text-properties fo:font-weight="bold" style:font-weight-asian="bold" style:font-weight-complex="bold"/>
    </style:style>
    <style:style style:name="ce31" style:family="table-cell" style:parent-style-name="Default">
      <style:text-properties fo:color="#ff99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none" fo:border-right="0.06pt solid #000000" fo:border-top="none"/>
      <style:text-properties fo:color="#cc00cc"/>
    </style:style>
    <style:style style:name="ce37" style:family="table-cell" style:parent-style-name="Default" style:data-style-name="N122">
      <style:table-cell-properties fo:border-bottom="none" fo:border-left="none" fo:border-right="0.06pt solid #000000" fo:border-top="none"/>
      <style:text-properties fo:color="#0000cc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42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3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atticesM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2]-[LatticesM.H6])" office:value-type="float" office:value="1.182175" calcext:value-type="float">
            <text:p>1.182175</text:p>
          </table:table-cell>
          <table:table-cell table:style-name="ce23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N6]-[LatticesM.B7])" office:value-type="float" office:value="0.000277000000000083" calcext:value-type="float">
            <text:p>0.000277</text:p>
          </table:table-cell>
          <table:table-cell table:style-name="ce28" table:formula="of:=[LatticesM.C7]+[LatticesM.O6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T6]-[LatticesM.B13])" office:value-type="float" office:value="0.0000430000000000153" calcext:value-type="float">
            <text:p>0.000043</text:p>
          </table:table-cell>
          <table:table-cell table:style-name="ce47" table:formula="of:=[LatticesM.U6]+[LatticesM.C13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11" table:formula="of:=[LatticesM.$A2]" office:value-type="string" office:string-value="2A" calcext:value-type="string">
            <text:p>2A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7]" office:value-type="string" office:string-value="2E" calcext:value-type="string">
            <text:p>2E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13]" office:value-type="string" office:string-value="2K" calcext:value-type="string">
            <text:p>2K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925" calcext:value-type="float">
            <text:p>1.06925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4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93" calcext:value-type="float">
            <text:p>1.0693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style-name="ce5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939" calcext:value-type="float">
            <text:p>1.06939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6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3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6935" calcext:value-type="float">
            <text:p>1.06935</text:p>
          </table:table-cell>
          <table:table-cell table:style-name="ce33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2002" calcext:value-type="float">
            <text:p>1.02002</text:p>
          </table:table-cell>
          <table:table-cell table:style-name="ce33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7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3]-[LatticesM.H14])" office:value-type="float" office:value="0.000717999999999996" calcext:value-type="float">
            <text:p>0.000718</text:p>
          </table:table-cell>
          <table:table-cell table:style-name="ce24" table:formula="of:=[LatticesM.C3]+[LatticesM.I14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8]-[LatticesM.N14])" office:value-type="float" office:value="0.000547999999999882" calcext:value-type="float">
            <text:p>0.000548</text:p>
          </table:table-cell>
          <table:table-cell table:style-name="ce24" table:formula="of:=[LatticesM.C8]+[LatticesM.O14]" office:value-type="float" office:value="0.000166" calcext:value-type="float">
            <text:p>0.00016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4]-[LatticesM.T14])" office:value-type="float" office:value="0.0402749999999999" calcext:value-type="float">
            <text:p>0.040275</text:p>
          </table:table-cell>
          <table:table-cell table:style-name="ce48" table:formula="of:=[LatticesM.C14]+[LatticesM.U14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5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4" table:formula="of:=[LatticesM.A3]" office:value-type="string" office:string-value="2A_600" calcext:value-type="string">
            <text:p>2A_600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8]" office:value-type="string" office:string-value="2F" calcext:value-type="string">
            <text:p>2F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14]" office:value-type="string" office:string-value="2L" calcext:value-type="string">
            <text:p>2L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6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6" calcext:value-type="float">
            <text:p>1.18006</text:p>
          </table:table-cell>
          <table:table-cell table:style-name="ce35"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531" calcext:value-type="float">
            <text:p>0.97531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876" calcext:value-type="float">
            <text:p>0.97876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8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24" calcext:value-type="float">
            <text:p>1.18024</text:p>
          </table:table-cell>
          <table:table-cell table:style-name="ce35"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539" calcext:value-type="float">
            <text:p>0.9753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857" calcext:value-type="float">
            <text:p>0.97857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7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7" calcext:value-type="float">
            <text:p>1.18007</text:p>
          </table:table-cell>
          <table:table-cell table:style-name="ce35"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862" calcext:value-type="float">
            <text:p>0.97862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6" office:value-type="float" office:value="1.1801" calcext:value-type="float">
            <text:p>1.18010</text:p>
          </table:table-cell>
          <table:table-cell table:style-name="ce36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547" calcext:value-type="float">
            <text:p>0.97547</text:p>
          </table:table-cell>
          <table:table-cell table:style-name="ce44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864" calcext:value-type="float">
            <text:p>0.97864</text:p>
          </table:table-cell>
          <table:table-cell table:style-name="ce44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4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4]-[LatticesM.H22])" office:value-type="float" office:value="0.000559999999999894" calcext:value-type="float">
            <text:p>0.000560</text:p>
          </table:table-cell>
          <table:table-cell table:style-name="ce24" table:formula="of:=[LatticesM.C4]+[LatticesM.I22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9]-[LatticesM.N22])" office:value-type="float" office:value="0.847695" calcext:value-type="float">
            <text:p>0.847695</text:p>
          </table:table-cell>
          <table:table-cell table:style-name="ce23" table:formula="of:=[LatticesM.C9]+[LatticesM.O22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5]-[LatticesM.T22])" office:value-type="float" office:value="0.000115999999999894" calcext:value-type="float">
            <text:p>0.000116</text:p>
          </table:table-cell>
          <table:table-cell table:style-name="ce47" table:formula="of:=[LatticesM.C15]+[LatticesM.U22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8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5" table:formula="of:=[LatticesM.A4]" office:value-type="string" office:string-value="2B" calcext:value-type="string">
            <text:p>2B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9]" office:value-type="string" office:string-value="2G" calcext:value-type="string">
            <text:p>2G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15]" office:value-type="string" office:string-value="2M" calcext:value-type="string">
            <text:p>2M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61" calcext:value-type="float">
            <text:p>1.18261</text:p>
          </table:table-cell>
          <table:table-cell table:style-name="ce35" office:value-type="float" office:value="0.0002" calcext:value-type="float">
            <text:p>0.00020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3873" calcext:value-type="float">
            <text:p>0.9387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47" calcext:value-type="float">
            <text:p>1.18247</text:p>
          </table:table-cell>
          <table:table-cell table:style-name="ce35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3874" calcext:value-type="float">
            <text:p>0.93874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96" calcext:value-type="float">
            <text:p>1.18296</text:p>
          </table:table-cell>
          <table:table-cell table:style-name="ce35"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3863" calcext:value-type="float">
            <text:p>0.938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 office:value-type="float" office:value="1.1828" calcext:value-type="float">
            <text:p>1.18280</text:p>
          </table:table-cell>
          <table:table-cell table:style-name="ce37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/>
          <table:table-cell table:style-name="ce4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93868" calcext:value-type="float">
            <text:p>0.93868</text:p>
          </table:table-cell>
          <table:table-cell table:style-name="ce45" office:value-type="float" office:value="0.00014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5]-[LatticesM.H30])" office:value-type="float" office:value="0.000170999999999921" calcext:value-type="float">
            <text:p>0.000171</text:p>
          </table:table-cell>
          <table:table-cell table:style-name="ce28" table:formula="of:=[LatticesM.C5]+[LatticesM.I30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10]-[LatticesM.N30])" office:value-type="float" office:value="0.788221" calcext:value-type="float">
            <text:p>0.788221</text:p>
          </table:table-cell>
          <table:table-cell table:style-name="ce23" table:formula="of:=[LatticesM.C10]+[LatticesM.O30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6]-[LatticesM.T30])" office:value-type="float" office:value="0.0265750000000001" calcext:value-type="float">
            <text:p>0.026575</text:p>
          </table:table-cell>
          <table:table-cell table:style-name="ce48" table:formula="of:=[LatticesM.C16]+[LatticesM.U30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6" table:formula="of:=[LatticesM.A5]" office:value-type="string" office:string-value="2C" calcext:value-type="string">
            <text:p>2C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0]" office:value-type="string" office:string-value="2H" calcext:value-type="string">
            <text:p>2H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6]" office:value-type="string" office:string-value="2N" calcext:value-type="string">
            <text:p>2N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1.17377" calcext:value-type="float">
            <text:p>1.17377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/>
          <table:table-cell table:number-columns-repeated="2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8963" calcext:value-type="float">
            <text:p>0.89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56" calcext:value-type="float">
            <text:p>1.1735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9641" calcext:value-type="float">
            <text:p>0.89641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54" calcext:value-type="float">
            <text:p>1.173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9604" calcext:value-type="float">
            <text:p>0.89604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1.17358" calcext:value-type="float">
            <text:p>1.17358</text:p>
          </table:table-cell>
          <table:table-cell table:style-name="ce38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/>
          <table:table-cell table:style-name="ce3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89619" calcext:value-type="float">
            <text:p>0.89619</text:p>
          </table:table-cell>
          <table:table-cell table:style-name="ce38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6]-[LatticesM.H38])" office:value-type="float" office:value="0.000268999999999853" calcext:value-type="float">
            <text:p>0.000269</text:p>
          </table:table-cell>
          <table:table-cell table:style-name="ce28" table:formula="of:=[LatticesM.C6]+[LatticesM.I38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11]-[LatticesM.N38])" office:value-type="float" office:value="1.179916" calcext:value-type="float">
            <text:p>1.179916</text:p>
          </table:table-cell>
          <table:table-cell table:style-name="ce23" table:formula="of:=[LatticesM.C11]+[LatticesM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7]-[LatticesM.T38])" office:value-type="float" office:value="0.000108999999999915" calcext:value-type="float">
            <text:p>0.000109</text:p>
          </table:table-cell>
          <table:table-cell table:style-name="ce47" table:formula="of:=[LatticesM.C17]+[LatticesM.U38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7" table:formula="of:=[LatticesM.A6]" office:value-type="string" office:string-value="2D" calcext:value-type="string">
            <text:p>2D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1]" office:value-type="string" office:string-value="2I" calcext:value-type="string">
            <text:p>2I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7]" office:value-type="string" office:string-value="2O" calcext:value-type="string">
            <text:p>2O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583" calcext:value-type="float">
            <text:p>1.16583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4767" calcext:value-type="float">
            <text:p>1.0476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6586" calcext:value-type="float">
            <text:p>1.16586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04762" calcext:value-type="float">
            <text:p>1.04762</text:p>
          </table:table-cell>
          <table:table-cell table:style-name="ce39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30" table:formula="of:=ABS([LatticesM.B19]-[LatticesM.H46])" office:value-type="float" office:value="1.17194" calcext:value-type="float">
            <text:p>1.171940</text:p>
          </table:table-cell>
          <table:table-cell table:style-name="ce30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12]-[LatticesM.N46])" office:value-type="float" office:value="0.975193" calcext:value-type="float">
            <text:p>0.975193</text:p>
          </table:table-cell>
          <table:table-cell table:style-name="ce23" table:formula="of:=[LatticesM.C12]+[LatticesM.O4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8]-[LatticesM.T46])" office:value-type="float" office:value="0.000079999999999858" calcext:value-type="float">
            <text:p>0.00008</text:p>
          </table:table-cell>
          <table:table-cell table:style-name="ce47" table:formula="of:=[LatticesM.C18]+[LatticesM.U46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8" table:formula="of:=[.A19]" office:value-type="string" office:string-value="2Q" calcext:value-type="string">
            <text:p>2Q</text:p>
          </table:table-cell>
          <table:table-cell table:style-name="ce19" table:number-columns-repeated="2"/>
          <table:table-cell table:style-name="ce9"/>
          <table:table-cell table:style-name="ce10"/>
          <table:table-cell/>
          <table:table-cell table:style-name="ce41" table:formula="of:=[LatticesM.A12]" office:value-type="string" office:string-value="2J" calcext:value-type="string">
            <text:p>2J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41" table:formula="of:=[LatticesM.A18]" office:value-type="string" office:string-value="2P" calcext:value-type="string">
            <text:p>2P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2721" calcext:value-type="float">
            <text:p>0.9272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2738" calcext:value-type="float">
            <text:p>0.92738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/>
          <table:table-cell table:style-name="ce4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/>
          <table:table-cell table:style-name="ce4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2733" calcext:value-type="float">
            <text:p>0.92733</text:p>
          </table:table-cell>
          <table:table-cell table:style-name="ce40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3:43:38.923883230</meta:creation-date>
    <dc:date>2016-10-27T19:21:54.053072083</dc:date>
    <meta:editing-duration>PT5H38M23S</meta:editing-duration>
    <meta:editing-cycles>19</meta:editing-cycles>
    <meta:generator>LibreOffice/5.1.6.1.0$Linux_X86_64 LibreOffice_project/10$Build-1</meta:generator>
    <meta:document-statistic meta:table-count="1" meta:cell-count="575" meta:object-count="0"/>
  </office:meta>
</office:document-meta>
</file>